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officeooo:paragraph-rsid="000bb9a5"/>
    </style:style>
    <style:style style:name="P5" style:family="paragraph" style:parent-style-name="Standard">
      <style:text-properties style:font-name="Arial" officeooo:rsid="000bb9a5" officeooo:paragraph-rsid="000bb9a5"/>
    </style:style>
    <style:style style:name="P6" style:family="paragraph" style:parent-style-name="Standard">
      <style:text-properties style:font-name="Arial" officeooo:rsid="000f7410" officeooo:paragraph-rsid="000f7410"/>
    </style:style>
    <style:style style:name="P7" style:family="paragraph" style:parent-style-name="Standard">
      <style:text-properties style:font-name="Arial" officeooo:rsid="00109d76" officeooo:paragraph-rsid="00109d7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Arial" fo:font-weight="bold" officeooo:rsid="000f7410" style:font-weight-asian="bold" style:font-weight-complex="bold"/>
    </style:style>
    <style:style style:name="T4" style:family="text">
      <style:text-properties style:font-name="Arial" fo:font-weight="bold" officeooo:rsid="000dd551" style:font-weight-asian="bold" style:font-weight-complex="bold"/>
    </style:style>
    <style:style style:name="T5" style:family="text">
      <style:text-properties style:font-name="Arial" fo:font-weight="normal" officeooo:rsid="000bb9a5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09d76"/>
    </style:style>
    <style:style style:name="T9" style:family="text">
      <style:text-properties style:font-name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S</text:span><text:span text:style-name="T3">trikers’ Salmon</text:span><text:span text:style-name="T5"> </text:span></text:p>
      <text:p text:style-name="P2"/>
      <text:p text:style-name="P6"><text:span text:style-name="T1">Note</text:span>: <text:s/>This recipe is a variation on a recipe from the <text:span text:style-name="T6">Seattle Post-Inteligencer</text:span><text:span text:style-name="T7">, Wednesday, 19 August 1990 , in a columon by John Owen, Intermediate Eater.</text:span></text:p>
      <text:p text:style-name="P1"/>
      <text:p text:style-name="P1"><text:span text:style-name="T2">Amount</text:span><text:tab/><text:tab/><text:span text:style-name="T2">Ingredient</text:span></text:p>
      <text:p text:style-name="P1"/>
      <text:p text:style-name="P6">1<text:tab/><text:tab/><text:tab/>Salmon Filet, large</text:p>
      <text:p text:style-name="P6"><text:tab/><text:tab/><text:tab/>Green Onions, trimmed</text:p>
      <text:p text:style-name="P6"><text:tab/><text:tab/><text:tab/>Dark Brown Sugar, to cover Filet</text:p>
      <text:p text:style-name="P6"><text:tab/><text:tab/><text:tab/>Salt &amp; Pepper to taste</text:p>
      <text:p text:style-name="P1"/>
      <text:p text:style-name="P3">Cooking Instructions:</text:p>
      <text:p text:style-name="P1"/>
      <text:p text:style-name="P6">Check filet for pin bones, and remove, if found.</text:p>
      <text:p text:style-name="P6"/>
      <text:p text:style-name="P6">Pat salmon filet dry.</text:p>
      <text:p text:style-name="P6"/>
      <text:p text:style-name="P7">Place in baking dish.</text:p>
      <text:p text:style-name="P6"/>
      <text:p text:style-name="P6">Season filet with salt and pepper. <text:s/>Cover entire filet.</text:p>
      <text:p text:style-name="P6"/>
      <text:p text:style-name="P6">Cut Green Onions to fit on filet. <text:s/>Shorten from both ends, whtes and geeens.</text:p>
      <text:p text:style-name="P6"/>
      <text:p text:style-name="P6">Lay Green Onions on filet to cover.</text:p>
      <text:p text:style-name="P6"/>
      <text:p text:style-name="P6">Cover filet and Green Onions with brown sugar. <text:s/><text:span text:style-name="T8">Pat brown sugar down.</text:span></text:p>
      <text:p text:style-name="P6"/>
      <text:p text:style-name="P7">Place in 400<text:span text:style-name="T9">º</text:span> oven. <text:s/>Bake until fish is flakey.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7T15:27:01.723000000</meta:creation-date>
    <meta:editing-duration>PT4M42S</meta:editing-duration>
    <meta:editing-cycles>2</meta:editing-cycles>
    <meta:generator>LibreOffice/6.3.2.2$Windows_X86_64 LibreOffice_project/98b30e735bda24bc04ab42594c85f7fd8be07b9c</meta:generator>
    <dc:date>2020-02-17T15:44:13.022000000</dc:date>
    <meta:document-statistic meta:table-count="0" meta:image-count="0" meta:object-count="0" meta:page-count="1" meta:paragraph-count="16" meta:word-count="118" meta:character-count="691" meta:non-whitespace-character-count="571"/>
  </office:meta>
</office:document-meta>
</file>